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4-06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8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263" calcext:value-type="float">
            <text:p>3.628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837" calcext:value-type="float">
            <text:p>3.648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01714285714" calcext:value-type="float">
            <text:p>3.6750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99822222222" calcext:value-type="float">
            <text:p>3.9509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45415384615" calcext:value-type="float">
            <text:p>3.89745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10311111111" calcext:value-type="float">
            <text:p>3.63310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03630769231" calcext:value-type="float">
            <text:p>3.48503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052444444444" calcext:value-type="float">
            <text:p>3.49052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87968" calcext:value-type="float">
            <text:p>3.51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448" calcext:value-type="float">
            <text:p>3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53832258064" calcext:value-type="float">
            <text:p>3.5205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6592" calcext:value-type="float">
            <text:p>3.5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8656" calcext:value-type="float">
            <text:p>3.5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3832" calcext:value-type="float">
            <text:p>3.72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17806451613" calcext:value-type="float">
            <text:p>3.8581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5135483871" calcext:value-type="float">
            <text:p>3.83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8464" calcext:value-type="float">
            <text:p>3.77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74812903226" calcext:value-type="float">
            <text:p>3.6137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524" calcext:value-type="float">
            <text:p>3.6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98787096774" calcext:value-type="float">
            <text:p>3.798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25685714286" calcext:value-type="float">
            <text:p>3.8512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17058064516" calcext:value-type="float">
            <text:p>3.835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8544516129" calcext:value-type="float">
            <text:p>4.058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17655172414" calcext:value-type="float">
            <text:p>4.04017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0432" calcext:value-type="float">
            <text:p>4.43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61832258064" calcext:value-type="float">
            <text:p>4.5416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19174193548" calcext:value-type="float">
            <text:p>4.3731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176" calcext:value-type="float">
            <text:p>4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37393548387" calcext:value-type="float">
            <text:p>4.368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4752" calcext:value-type="float">
            <text:p>4.20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00103225806" calcext:value-type="float">
            <text:p>4.2730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59485714286" calcext:value-type="float">
            <text:p>4.2695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288541935484" calcext:value-type="float">
            <text:p>4.232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7952" calcext:value-type="float">
            <text:p>4.2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16" calcext:value-type="float">
            <text:p>4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42787096774" calcext:value-type="float">
            <text:p>4.271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7344" calcext:value-type="float">
            <text:p>4.52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35070967742" calcext:value-type="float">
            <text:p>4.4283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86709677419" calcext:value-type="float">
            <text:p>4.491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5336" calcext:value-type="float">
            <text:p>4.3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90993548387" calcext:value-type="float">
            <text:p>4.0849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2496" calcext:value-type="float">
            <text:p>4.10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1083870968" calcext:value-type="float">
            <text:p>4.0995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12314285714" calcext:value-type="float">
            <text:p>4.1421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61548387097" calcext:value-type="float">
            <text:p>4.125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94838709677" calcext:value-type="float">
            <text:p>4.281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4168" calcext:value-type="float">
            <text:p>4.3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84748387097" calcext:value-type="float">
            <text:p>4.457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0204" calcext:value-type="float">
            <text:p>4.65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62193548387" calcext:value-type="float">
            <text:p>4.828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68180645161" calcext:value-type="float">
            <text:p>5.012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916" calcext:value-type="float">
            <text:p>4.78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8055483871" calcext:value-type="float">
            <text:p>4.6508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8648" calcext:value-type="float">
            <text:p>4.4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15062068966" calcext:value-type="float">
            <text:p>4.5421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2464516129" calcext:value-type="float">
            <text:p>4.528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18658064516" calcext:value-type="float">
            <text:p>4.725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9276" calcext:value-type="float">
            <text:p>4.830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93109677419" calcext:value-type="float">
            <text:p>5.003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013668965517" calcext:value-type="float">
            <text:p>5.14013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00468965517" calcext:value-type="float">
            <text:p>5.22700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9776" calcext:value-type="float">
            <text:p>5.10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29793103448" calcext:value-type="float">
            <text:p>5.1032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60096" calcext:value-type="float">
            <text:p>5.1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17820689655" calcext:value-type="float">
            <text:p>5.07817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36" calcext:value-type="float">
            <text:p>5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319822222222" calcext:value-type="float">
            <text:p>5.0431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292" calcext:value-type="float">
            <text:p>5.0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48" meta:object-count="0"/>
    <meta:user-defined meta:name="AppVersion">3.0</meta:user-defined>
  </office:meta>
</office:document-meta>
</file>